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MailRepository.internalRemov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valonMailRepository.configure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valonMailRepository.internalStore( Mail m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valonMailRepository.retrieve(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valonMailRepository.initializ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valonMailRepository.selectRepository( Store stor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valonMailRepository.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